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2E2894D098432BF1.png" manifest:media-type="image/png"/>
  <manifest:file-entry manifest:full-path="Pictures/100000000000055600000300D60D470F923EFB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D60D470F923EFBB1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2E2894D098432BF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49:23.111141837</meta:creation-date>
    <dc:date>2018-02-06T10:50:13.826534468</dc:date>
    <meta:editing-duration>PT5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